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LAI_drone</text:p>
          </table:table-cell>
          <table:table-cell table:style-name="ce1" office:value-type="string" calcext:value-type="string">
            <text:p>LAI_Licor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ow_7_2</text:p>
          </table:table-cell>
          <table:table-cell office:value-type="float" office:value="3.794" calcext:value-type="float">
            <text:p>3.794</text:p>
          </table:table-cell>
          <table:table-cell office:value-type="float" office:value="4.07" calcext:value-type="float">
            <text:p>4.07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42" calcext:value-type="float">
            <text:p>3.642</text:p>
          </table:table-cell>
          <table:table-cell office:value-type="float" office:value="3.499" calcext:value-type="float">
            <text:p>3.49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45" calcext:value-type="float">
            <text:p>3.145</text:p>
          </table:table-cell>
          <table:table-cell office:value-type="float" office:value="3.569" calcext:value-type="float">
            <text:p>3.56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17" calcext:value-type="float">
            <text:p>2.217</text:p>
          </table:table-cell>
          <table:table-cell office:value-type="float" office:value="3.616" calcext:value-type="float">
            <text:p>3.616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395" calcext:value-type="float">
            <text:p>1.395</text:p>
          </table:table-cell>
          <table:table-cell office:value-type="float" office:value="4.646" calcext:value-type="float">
            <text:p>4.6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5_4</text:p>
          </table:table-cell>
          <table:table-cell office:value-type="float" office:value="1.918" calcext:value-type="float">
            <text:p>1.918</text:p>
          </table:table-cell>
          <table:table-cell office:value-type="float" office:value="3.873" calcext:value-type="float">
            <text:p>3.87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57" calcext:value-type="float">
            <text:p>3.357</text:p>
          </table:table-cell>
          <table:table-cell office:value-type="float" office:value="3.55" calcext:value-type="float">
            <text:p>3.5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17" calcext:value-type="float">
            <text:p>2.417</text:p>
          </table:table-cell>
          <table:table-cell office:value-type="float" office:value="2.427" calcext:value-type="float">
            <text:p>2.42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72" calcext:value-type="float">
            <text:p>2.772</text:p>
          </table:table-cell>
          <table:table-cell office:value-type="float" office:value="2.55" calcext:value-type="float">
            <text:p>2.5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18" calcext:value-type="float">
            <text:p>3.218</text:p>
          </table:table-cell>
          <table:table-cell office:value-type="float" office:value="4.39" calcext:value-type="float">
            <text:p>4.39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5" calcext:value-type="float">
            <text:p>1.485</text:p>
          </table:table-cell>
          <table:table-cell office:value-type="float" office:value="3.287" calcext:value-type="float">
            <text:p>3.287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46" calcext:value-type="float">
            <text:p>1.646</text:p>
          </table:table-cell>
          <table:table-cell office:value-type="float" office:value="3.209" calcext:value-type="float">
            <text:p>3.209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18" calcext:value-type="float">
            <text:p>3.218</text:p>
          </table:table-cell>
          <table:table-cell office:value-type="float" office:value="2.993" calcext:value-type="float">
            <text:p>2.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17_8</text:p>
          </table:table-cell>
          <table:table-cell office:value-type="float" office:value="2.51" calcext:value-type="float">
            <text:p>2.51</text:p>
          </table:table-cell>
          <table:table-cell office:value-type="float" office:value="3.404" calcext:value-type="float">
            <text:p>3.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_4</text:p>
          </table:table-cell>
          <table:table-cell office:value-type="float" office:value="2.258" calcext:value-type="float">
            <text:p>2.258</text:p>
          </table:table-cell>
          <table:table-cell office:value-type="float" office:value="2.926" calcext:value-type="float">
            <text:p>2.92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56" calcext:value-type="float">
            <text:p>1.756</text:p>
          </table:table-cell>
          <table:table-cell office:value-type="float" office:value="2.704" calcext:value-type="float">
            <text:p>2.70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189" calcext:value-type="float">
            <text:p>2.189</text:p>
          </table:table-cell>
          <table:table-cell office:value-type="float" office:value="2.782" calcext:value-type="float">
            <text:p>2.78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8" calcext:value-type="float">
            <text:p>0.848</text:p>
          </table:table-cell>
          <table:table-cell office:value-type="float" office:value="3.496" calcext:value-type="float">
            <text:p>3.49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772" calcext:value-type="float">
            <text:p>2.772</text:p>
          </table:table-cell>
          <table:table-cell office:value-type="float" office:value="3.209" calcext:value-type="float">
            <text:p>3.209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1" calcext:value-type="float">
            <text:p>0.851</text:p>
          </table:table-cell>
          <table:table-cell office:value-type="float" office:value="1.742" calcext:value-type="float">
            <text:p>1.74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22" calcext:value-type="float">
            <text:p>2.522</text:p>
          </table:table-cell>
          <table:table-cell office:value-type="float" office:value="3.625" calcext:value-type="float">
            <text:p>3.6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3_6</text:p>
          </table:table-cell>
          <table:table-cell office:value-type="float" office:value="2.772" calcext:value-type="float">
            <text:p>2.772</text:p>
          </table:table-cell>
          <table:table-cell office:value-type="float" office:value="2.581" calcext:value-type="float">
            <text:p>2.58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72" calcext:value-type="float">
            <text:p>2.772</text:p>
          </table:table-cell>
          <table:table-cell office:value-type="float" office:value="2.964" calcext:value-type="float">
            <text:p>2.96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32" calcext:value-type="float">
            <text:p>1.832</text:p>
          </table:table-cell>
          <table:table-cell office:value-type="float" office:value="2.127" calcext:value-type="float">
            <text:p>2.127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028" calcext:value-type="float">
            <text:p>3.028</text:p>
          </table:table-cell>
          <table:table-cell office:value-type="float" office:value="2.231" calcext:value-type="float">
            <text:p>2.231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18" calcext:value-type="float">
            <text:p>1.518</text:p>
          </table:table-cell>
          <table:table-cell office:value-type="float" office:value="2.747" calcext:value-type="float">
            <text:p>2.7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1_6</text:p>
          </table:table-cell>
          <table:table-cell office:value-type="float" office:value="2.043" calcext:value-type="float">
            <text:p>2.043</text:p>
          </table:table-cell>
          <table:table-cell office:value-type="float" office:value="1.725" calcext:value-type="float">
            <text:p>1.72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89" calcext:value-type="float">
            <text:p>3.389</text:p>
          </table:table-cell>
          <table:table-cell office:value-type="float" office:value="2.863" calcext:value-type="float">
            <text:p>2.863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1" calcext:value-type="float">
            <text:p>2.51</text:p>
          </table:table-cell>
          <table:table-cell office:value-type="float" office:value="3.466" calcext:value-type="float">
            <text:p>3.46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28" calcext:value-type="float">
            <text:p>3.028</text:p>
          </table:table-cell>
          <table:table-cell office:value-type="float" office:value="2.421" calcext:value-type="float">
            <text:p>2.4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2_3</text:p>
          </table:table-cell>
          <table:table-cell office:value-type="float" office:value="1.597" calcext:value-type="float">
            <text:p>1.597</text:p>
          </table:table-cell>
          <table:table-cell office:value-type="float" office:value="1.345" calcext:value-type="float">
            <text:p>1.34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94" calcext:value-type="float">
            <text:p>3.794</text:p>
          </table:table-cell>
          <table:table-cell office:value-type="float" office:value="2.102" calcext:value-type="float">
            <text:p>2.10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52" calcext:value-type="float">
            <text:p>3.252</text:p>
          </table:table-cell>
          <table:table-cell office:value-type="float" office:value="2.026" calcext:value-type="float">
            <text:p>2.0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3_5</text:p>
          </table:table-cell>
          <table:table-cell office:value-type="float" office:value="2.07" calcext:value-type="float">
            <text:p>2.07</text:p>
          </table:table-cell>
          <table:table-cell office:value-type="float" office:value="1.302" calcext:value-type="float">
            <text:p>1.30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25" calcext:value-type="float">
            <text:p>1.525</text:p>
          </table:table-cell>
          <table:table-cell office:value-type="float" office:value="3.224" calcext:value-type="float">
            <text:p>3.2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0_3</text:p>
          </table:table-cell>
          <table:table-cell office:value-type="float" office:value="1.611" calcext:value-type="float">
            <text:p>1.611</text:p>
          </table:table-cell>
          <table:table-cell office:value-type="float" office:value="1.632" calcext:value-type="float">
            <text:p>1.63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62" calcext:value-type="float">
            <text:p>2.362</text:p>
          </table:table-cell>
          <table:table-cell office:value-type="float" office:value="1.299" calcext:value-type="float">
            <text:p>1.29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17" calcext:value-type="float">
            <text:p>2.217</text:p>
          </table:table-cell>
          <table:table-cell office:value-type="float" office:value="2.17" calcext:value-type="float">
            <text:p>2.1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73" calcext:value-type="float">
            <text:p>3.673</text:p>
          </table:table-cell>
          <table:table-cell office:value-type="float" office:value="2.131" calcext:value-type="float">
            <text:p>2.1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8_4</text:p>
          </table:table-cell>
          <table:table-cell office:value-type="float" office:value="2.659" calcext:value-type="float">
            <text:p>2.659</text:p>
          </table:table-cell>
          <table:table-cell office:value-type="float" office:value="2.117" calcext:value-type="float">
            <text:p>2.117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72" calcext:value-type="float">
            <text:p>2.772</text:p>
          </table:table-cell>
          <table:table-cell office:value-type="float" office:value="2.706" calcext:value-type="float">
            <text:p>2.70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07" calcext:value-type="float">
            <text:p>2.407</text:p>
          </table:table-cell>
          <table:table-cell office:value-type="float" office:value="0.999" calcext:value-type="float">
            <text:p>0.999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46" calcext:value-type="float">
            <text:p>1.746</text:p>
          </table:table-cell>
          <table:table-cell office:value-type="float" office:value="1.722" calcext:value-type="float">
            <text:p>1.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20_6</text:p>
          </table:table-cell>
          <table:table-cell office:value-type="float" office:value="1.51" calcext:value-type="float">
            <text:p>1.51</text:p>
          </table:table-cell>
          <table:table-cell office:value-type="float" office:value="2.603" calcext:value-type="float">
            <text:p>2.603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68" calcext:value-type="float">
            <text:p>0.868</text:p>
          </table:table-cell>
          <table:table-cell office:value-type="float" office:value="1.47" calcext:value-type="float">
            <text:p>1.47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84" calcext:value-type="float">
            <text:p>2.184</text:p>
          </table:table-cell>
          <table:table-cell office:value-type="float" office:value="2.094" calcext:value-type="float">
            <text:p>2.094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72" calcext:value-type="float">
            <text:p>2.772</text:p>
          </table:table-cell>
          <table:table-cell office:value-type="float" office:value="1.338" calcext:value-type="float">
            <text:p>1.3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4_7</text:p>
          </table:table-cell>
          <table:table-cell office:value-type="float" office:value="1.117" calcext:value-type="float">
            <text:p>1.117</text:p>
          </table:table-cell>
          <table:table-cell office:value-type="float" office:value="1.587" calcext:value-type="float">
            <text:p>1.58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11" calcext:value-type="float">
            <text:p>1.911</text:p>
          </table:table-cell>
          <table:table-cell office:value-type="float" office:value="1.547" calcext:value-type="float">
            <text:p>1.547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36" calcext:value-type="float">
            <text:p>2.136</text:p>
          </table:table-cell>
          <table:table-cell office:value-type="float" office:value="1.784" calcext:value-type="float">
            <text:p>1.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2_6</text:p>
          </table:table-cell>
          <table:table-cell office:value-type="float" office:value="2.323" calcext:value-type="float">
            <text:p>2.323</text:p>
          </table:table-cell>
          <table:table-cell office:value-type="float" office:value="1.794" calcext:value-type="float">
            <text:p>1.79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51" calcext:value-type="float">
            <text:p>1.551</text:p>
          </table:table-cell>
          <table:table-cell office:value-type="float" office:value="1.944" calcext:value-type="float">
            <text:p>1.94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35" calcext:value-type="float">
            <text:p>1.935</text:p>
          </table:table-cell>
          <table:table-cell office:value-type="float" office:value="1.118" calcext:value-type="float">
            <text:p>1.11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32" calcext:value-type="float">
            <text:p>1.832</text:p>
          </table:table-cell>
          <table:table-cell office:value-type="float" office:value="1.477" calcext:value-type="float">
            <text:p>1.4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8_8</text:p>
          </table:table-cell>
          <table:table-cell office:value-type="float" office:value="1.832" calcext:value-type="float">
            <text:p>1.832</text:p>
          </table:table-cell>
          <table:table-cell office:value-type="float" office:value="0.976" calcext:value-type="float">
            <text:p>0.976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96" calcext:value-type="float">
            <text:p>1.396</text:p>
          </table:table-cell>
          <table:table-cell office:value-type="float" office:value="2.504" calcext:value-type="float">
            <text:p>2.504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66" calcext:value-type="float">
            <text:p>1.966</text:p>
          </table:table-cell>
          <table:table-cell office:value-type="float" office:value="2.196" calcext:value-type="float">
            <text:p>2.1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9_7</text:p>
          </table:table-cell>
          <table:table-cell office:value-type="float" office:value="2.772" calcext:value-type="float">
            <text:p>2.772</text:p>
          </table:table-cell>
          <table:table-cell office:value-type="float" office:value="1.822" calcext:value-type="float">
            <text:p>1.82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186" calcext:value-type="float">
            <text:p>2.186</text:p>
          </table:table-cell>
          <table:table-cell office:value-type="float" office:value="1.16" calcext:value-type="float">
            <text:p>1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9_7</text:p>
          </table:table-cell>
          <table:table-cell office:value-type="float" office:value="3.031" calcext:value-type="float">
            <text:p>3.031</text:p>
          </table:table-cell>
          <table:table-cell office:value-type="float" office:value="1.208" calcext:value-type="float">
            <text:p>1.20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121" calcext:value-type="float">
            <text:p>3.121</text:p>
          </table:table-cell>
          <table:table-cell office:value-type="float" office:value="1.735" calcext:value-type="float">
            <text:p>1.7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0_4</text:p>
          </table:table-cell>
          <table:table-cell office:value-type="float" office:value="2.691" calcext:value-type="float">
            <text:p>2.691</text:p>
          </table:table-cell>
          <table:table-cell office:value-type="float" office:value="1.3" calcext:value-type="float">
            <text:p>1.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54" calcext:value-type="float">
            <text:p>3.354</text:p>
          </table:table-cell>
          <table:table-cell office:value-type="float" office:value="1.792" calcext:value-type="float">
            <text:p>1.79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599" calcext:value-type="float">
            <text:p>2.599</text:p>
          </table:table-cell>
          <table:table-cell office:value-type="float" office:value="0.862" calcext:value-type="float">
            <text:p>0.8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21_8</text:p>
          </table:table-cell>
          <table:table-cell office:value-type="float" office:value="1.885" calcext:value-type="float">
            <text:p>1.885</text:p>
          </table:table-cell>
          <table:table-cell office:value-type="float" office:value="2.429" calcext:value-type="float">
            <text:p>2.429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5" calcext:value-type="float">
            <text:p>1.505</text:p>
          </table:table-cell>
          <table:table-cell office:value-type="float" office:value="0.287" calcext:value-type="float">
            <text:p>0.28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16_2</text:p>
          </table:table-cell>
          <table:table-cell office:value-type="float" office:value="2.055" calcext:value-type="float">
            <text:p>2.055</text:p>
          </table:table-cell>
          <table:table-cell office:value-type="float" office:value="0.431" calcext:value-type="float">
            <text:p>0.43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09" calcext:value-type="float">
            <text:p>2.609</text:p>
          </table:table-cell>
          <table:table-cell office:value-type="float" office:value="1.406" calcext:value-type="float">
            <text:p>1.4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84" calcext:value-type="float">
            <text:p>2.384</text:p>
          </table:table-cell>
          <table:table-cell office:value-type="float" office:value="0.738" calcext:value-type="float">
            <text:p>0.7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w_4_4</text:p>
          </table:table-cell>
          <table:table-cell office:value-type="float" office:value="1.597" calcext:value-type="float">
            <text:p>1.597</text:p>
          </table:table-cell>
          <table:table-cell office:value-type="float" office:value="0.785" calcext:value-type="float">
            <text:p>0.78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0:11:20.537997054</meta:creation-date>
    <meta:generator>LibreOffice/6.0.3.2$Linux_X86_64 LibreOffice_project/00m0$Build-2</meta:generator>
    <dc:date>2018-08-21T00:37:12.600435573</dc:date>
    <meta:editing-duration>PT25M50S</meta:editing-duration>
    <meta:editing-cycles>4</meta:editing-cycles>
    <meta:document-statistic meta:table-count="1" meta:cell-count="213" meta:object-count="0"/>
  </office:meta>
</office:document-meta>
</file>